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><text:span text:style-name="T2_1">1.<text:s/></text:span><text:span text:style-name="T2_2">For</text:span><text:span text:style-name="T2_3"><text:s/></text:span><text:span text:style-name="T2_4">this</text:span><text:span text:style-name="T2_5"><text:s/></text:span><text:span text:style-name="T2_6">exercise</text:span><text:span text:style-name="T2_7">,<text:s/></text:span><text:span text:style-name="T2_8">we</text:span><text:span text:style-name="T2_9"><text:s/></text:span><text:span text:style-name="T2_10">will</text:span><text:span text:style-name="T2_11"><text:s/></text:span><text:span text:style-name="T2_12">build</text:span><text:span text:style-name="T2_13"><text:s/></text:span><text:span text:style-name="T2_14">a</text:span><text:span text:style-name="T2_15"><text:s/></text:span><text:span text:style-name="T2_16">class</text:span><text:span text:style-name="T2_17"><text:s/></text:span><text:span text:style-name="T2_18">that</text:span><text:span text:style-name="T2_19"><text:s/></text:span><text:span text:style-name="T2_20">stores</text:span><text:span text:style-name="T2_21"><text:s/></text:span><text:span text:style-name="T2_22">data</text:span><text:span text:style-name="T2_23"><text:s/></text:span><text:span text:style-name="T2_24">about</text:span><text:span text:style-name="T2_25"><text:s/></text:span><text:span text:style-name="T2_26">students</text:span><text:span text:style-name="T2_27"><text:s/></text:span><text:span text:style-name="T2_28">named</text:span><text:span text:style-name="T2_29"><text:s/></text:span><text:span text:style-name="T2_30">Student</text:span><text:span text:style-name="T2_31">.</text:span></text:p>
      <text:p text:style-name="P3"><text:span text:style-name="T3_1">The</text:span><text:span text:style-name="T3_2"><text:s/></text:span><text:span text:style-name="T3_3">class</text:span><text:span text:style-name="T3_4"><text:s/></text:span><text:span text:style-name="T3_5">declaration</text:span><text:span text:style-name="T3_6"><text:s/></text:span><text:span text:style-name="T3_7">should</text:span><text:span text:style-name="T3_8"><text:s/></text:span><text:span text:style-name="T3_9">be</text:span><text:span text:style-name="T3_10"><text:s/></text:span><text:span text:style-name="T3_11">stored</text:span><text:span text:style-name="T3_12"><text:s/></text:span><text:span text:style-name="T3_13">in</text:span><text:span text:style-name="T3_14"><text:s/></text:span><text:span text:style-name="T3_15">a</text:span><text:span text:style-name="T3_16"><text:s/></text:span><text:span text:style-name="T3_17">separate</text:span><text:span text:style-name="T3_18"><text:s/></text:span><text:span text:style-name="T3_19">header</text:span><text:span text:style-name="T3_20"><text:s/>(</text:span><text:span text:style-name="T3_21">student</text:span><text:span text:style-name="T3_22">.</text:span><text:span text:style-name="T3_23">h</text:span><text:span text:style-name="T3_24">)<text:s/></text:span><text:span text:style-name="T3_25">file</text:span><text:span text:style-name="T3_26">,<text:s/></text:span><text:span text:style-name="T3_27">and</text:span><text:span text:style-name="T3_28"><text:s/></text:span><text:span text:style-name="T3_29">the</text:span></text:p>
      <text:p text:style-name="P4"><text:span text:style-name="T4_1">implementation</text:span><text:span text:style-name="T4_2"><text:s/></text:span><text:span text:style-name="T4_3">should</text:span><text:span text:style-name="T4_4"><text:s/></text:span><text:span text:style-name="T4_5">be</text:span><text:span text:style-name="T4_6"><text:s/></text:span><text:span text:style-name="T4_7">put</text:span><text:span text:style-name="T4_8"><text:s/></text:span><text:span text:style-name="T4_9">in</text:span><text:span text:style-name="T4_10"><text:s/></text:span><text:span text:style-name="T4_11">a</text:span><text:span text:style-name="T4_12"><text:s/></text:span><text:span text:style-name="T4_13">separate</text:span><text:span text:style-name="T4_14"><text:s/>(</text:span><text:span text:style-name="T4_15">student</text:span><text:span text:style-name="T4_16">.</text:span><text:span text:style-name="T4_17">cpp</text:span><text:span text:style-name="T4_18">)<text:s/></text:span><text:span text:style-name="T4_19">file</text:span><text:span text:style-name="T4_20">.<text:s/></text:span><text:span text:style-name="T4_21">Your</text:span><text:span text:style-name="T4_22"><text:s/></text:span><text:span text:style-name="T4_23">main</text:span><text:span text:style-name="T4_24">()<text:s/></text:span><text:span text:style-name="T4_25">should</text:span><text:span text:style-name="T4_26"><text:s/></text:span><text:span text:style-name="T4_27">be</text:span></text:p>
      <text:p text:style-name="P5"><text:span text:style-name="T5_1">in</text:span><text:span text:style-name="T5_2"><text:s/></text:span><text:span text:style-name="T5_3">a</text:span><text:span text:style-name="T5_4"><text:s/></text:span><text:span text:style-name="T5_5">file</text:span><text:span text:style-name="T5_6"><text:s/></text:span><text:span text:style-name="T5_7">of</text:span><text:span text:style-name="T5_8"><text:s/></text:span><text:span text:style-name="T5_9">its</text:span><text:span text:style-name="T5_10"><text:s/></text:span><text:span text:style-name="T5_11">own</text:span><text:span text:style-name="T5_12"><text:s/>(</text:span><text:span text:style-name="T5_13">maybe</text:span><text:span text:style-name="T5_14"><text:s/></text:span><text:span text:style-name="T5_15">main</text:span><text:span text:style-name="T5_16">.</text:span><text:span text:style-name="T5_17">cpp</text:span><text:span text:style-name="T5_18">?),<text:s/></text:span><text:span text:style-name="T5_19">and</text:span><text:span text:style-name="T5_20"><text:s/></text:span><text:span text:style-name="T5_21">properly</text:span><text:span text:style-name="T5_22"><text:s/>#</text:span><text:span text:style-name="T5_23">include</text:span><text:span text:style-name="T5_24"><text:s/></text:span><text:span text:style-name="T5_25">the</text:span><text:span text:style-name="T5_26"><text:s/></text:span><text:span text:style-name="T5_27">student</text:span><text:span text:style-name="T5_28">.</text:span><text:span text:style-name="T5_29">h</text:span><text:span text:style-name="T5_30"><text:s/></text:span><text:span text:style-name="T5_31">file</text:span><text:span text:style-name="T5_32">.<text:s/></text:span><text:span text:style-name="T5_33">The</text:span></text:p>
      <text:p text:style-name="P6"><text:span text:style-name="T6_1">Student</text:span><text:span text:style-name="T6_2"><text:s/></text:span><text:span text:style-name="T6_3">class</text:span><text:span text:style-name="T6_4"><text:s/></text:span><text:span text:style-name="T6_5">should</text:span><text:span text:style-name="T6_6"><text:s/></text:span><text:span text:style-name="T6_7">have</text:span><text:span text:style-name="T6_8"><text:s/></text:span><text:span text:style-name="T6_9">the</text:span><text:span text:style-name="T6_10"><text:s/></text:span><text:span text:style-name="T6_11">following</text:span><text:span text:style-name="T6_12"><text:s/></text:span><text:span text:style-name="T6_13">private</text:span><text:span text:style-name="T6_14"><text:s/></text:span><text:span text:style-name="T6_15">members</text:span><text:span text:style-name="T6_16">:</text:span></text:p>
      <text:p text:style-name="P7"/>
      <text:p text:style-name="P8"><text:span text:style-name="T8_1">int</text:span><text:span text:style-name="T8_2"><text:s/></text:span><text:span text:style-name="T8_3">age</text:span><text:span text:style-name="T8_4">;<text:s/>//<text:s/></text:span><text:span text:style-name="T8_5">Should</text:span><text:span text:style-name="T8_6"><text:s/></text:span><text:span text:style-name="T8_7">be</text:span><text:span text:style-name="T8_8"><text:s/></text:span><text:span text:style-name="T8_9">from</text:span><text:span text:style-name="T8_10"><text:s/>0<text:s/></text:span><text:span text:style-name="T8_11">through</text:span><text:span text:style-name="T8_12"><text:s/>130</text:span></text:p>
      <text:p text:style-name="P9"><text:span text:style-name="T9_1">string</text:span><text:span text:style-name="T9_2"><text:s/></text:span><text:span text:style-name="T9_3">name</text:span><text:span text:style-name="T9_4">;<text:s/>//<text:s/></text:span><text:span text:style-name="T9_5">Should</text:span><text:span text:style-name="T9_6"><text:s/></text:span><text:span text:style-name="T9_7">only</text:span><text:span text:style-name="T9_8"><text:s/></text:span><text:span text:style-name="T9_9">contain</text:span><text:span text:style-name="T9_10"><text:s/></text:span><text:span text:style-name="T9_11">alphabetical</text:span><text:span text:style-name="T9_12"><text:s/></text:span><text:span text:style-name="T9_13">characters</text:span></text:p>
      <text:p text:style-name="P10"><text:span text:style-name="T10_1">string</text:span><text:span text:style-name="T10_2"><text:s/></text:span><text:span text:style-name="T10_3">id</text:span><text:span text:style-name="T10_4">;<text:s/>//<text:s/></text:span><text:span text:style-name="T10_5">Should</text:span><text:span text:style-name="T10_6"><text:s/></text:span><text:span text:style-name="T10_7">be</text:span><text:span text:style-name="T10_8"><text:s/></text:span><text:span text:style-name="T10_9">in</text:span><text:span text:style-name="T10_10"><text:s/></text:span><text:span text:style-name="T10_11">the</text:span><text:span text:style-name="T10_12"><text:s/></text:span><text:span text:style-name="T10_13">format</text:span><text:span text:style-name="T10_14"><text:s/></text:span><text:span text:style-name="T10_15">A</text:span><text:span text:style-name="T10_16">00</text:span><text:span text:style-name="T10_17">xxxxxx</text:span><text:span text:style-name="T10_18"><text:s/></text:span></text:p>
      <text:p text:style-name="P11"><text:span text:style-name="T11_1">//(</text:span><text:span text:style-name="T11_2">where</text:span><text:span text:style-name="T11_3"><text:s/></text:span><text:span text:style-name="T11_4">each</text:span><text:span text:style-name="T11_5"><text:s/></text:span><text:span text:style-name="T11_6">x</text:span><text:span text:style-name="T11_7"><text:s/></text:span><text:span text:style-name="T11_8">represents</text:span><text:span text:style-name="T11_9"><text:s/></text:span><text:span text:style-name="T11_10">a</text:span><text:span text:style-name="T11_11"><text:s/></text:span><text:span text:style-name="T11_12">number</text:span><text:span text:style-name="T11_13">)</text:span></text:p>
      <text:p text:style-name="P12"><text:span text:style-name="T12_1">int</text:span><text:span text:style-name="T12_2"><text:s/></text:span><text:span text:style-name="T12_3">grad</text:span><text:span text:style-name="T12_4">_</text:span><text:span text:style-name="T12_5">year</text:span><text:span text:style-name="T12_6">;<text:s/>//<text:s/></text:span><text:span text:style-name="T12_7">Should</text:span><text:span text:style-name="T12_8"><text:s/></text:span><text:span text:style-name="T12_9">be</text:span><text:span text:style-name="T12_10"><text:s/></text:span><text:span text:style-name="T12_11">from</text:span><text:span text:style-name="T12_12"><text:s/>1820<text:s/></text:span><text:span text:style-name="T12_13">through</text:span><text:span text:style-name="T12_14"><text:s/>2099</text:span></text:p>
      <text:p text:style-name="P13"/>
      <text:p text:style-name="P14"><text:span text:style-name="T14_1">At</text:span><text:span text:style-name="T14_2"><text:s/></text:span><text:span text:style-name="T14_3">a</text:span><text:span text:style-name="T14_4"><text:s/></text:span><text:span text:style-name="T14_5">minimum</text:span><text:span text:style-name="T14_6">,<text:s/></text:span><text:span text:style-name="T14_7">you</text:span><text:span text:style-name="T14_8"><text:s/></text:span><text:span text:style-name="T14_9">should</text:span><text:span text:style-name="T14_10"><text:s/></text:span><text:span text:style-name="T14_11">provide</text:span><text:span text:style-name="T14_12"><text:s/></text:span><text:span text:style-name="T14_13">a</text:span><text:span text:style-name="T14_14"><text:s/></text:span><text:span text:style-name="T14_15">default</text:span><text:span text:style-name="T14_16"><text:s/></text:span><text:span text:style-name="T14_17">constructor</text:span><text:span text:style-name="T14_18">,<text:s/></text:span><text:span text:style-name="T14_19">as</text:span><text:span text:style-name="T14_20"><text:s/></text:span><text:span text:style-name="T14_21">well</text:span><text:span text:style-name="T14_22"><text:s/></text:span><text:span text:style-name="T14_23">as</text:span><text:span text:style-name="T14_24"><text:s/></text:span><text:span text:style-name="T14_25">assessors</text:span><text:span text:style-name="T14_26"><text:s/></text:span><text:span text:style-name="T14_27">and</text:span></text:p>
      <text:p text:style-name="P15"><text:span text:style-name="T15_1">mutators</text:span><text:span text:style-name="T15_2"><text:s/></text:span><text:span text:style-name="T15_3">for</text:span><text:span text:style-name="T15_4"><text:s/></text:span><text:span text:style-name="T15_5">each</text:span><text:span text:style-name="T15_6"><text:s/></text:span><text:span text:style-name="T15_7">private</text:span><text:span text:style-name="T15_8"><text:s/></text:span><text:span text:style-name="T15_9">member</text:span><text:span text:style-name="T15_10">.<text:s/></text:span><text:span text:style-name="T15_11">You</text:span><text:span text:style-name="T15_12"><text:s/></text:span><text:span text:style-name="T15_13">may</text:span><text:span text:style-name="T15_14"><text:s/></text:span><text:span text:style-name="T15_15">have</text:span><text:span text:style-name="T15_16"><text:s/></text:span><text:span text:style-name="T15_17">other</text:span><text:span text:style-name="T15_18"><text:s/></text:span><text:span text:style-name="T15_19">constructors</text:span><text:span text:style-name="T15_20"><text:s/></text:span><text:span text:style-name="T15_21">if</text:span><text:span text:style-name="T15_22"><text:s/></text:span><text:span text:style-name="T15_23">you</text:span><text:span text:style-name="T15_24"><text:s/></text:span><text:span text:style-name="T15_25">like</text:span><text:span text:style-name="T15_26">.</text:span></text:p>
      <text:p text:style-name="P16"/>
      <text:p text:style-name="P17"><text:span text:style-name="T17_1">All</text:span><text:span text:style-name="T17_2"><text:s/></text:span><text:span text:style-name="T17_3">functions</text:span><text:span text:style-name="T17_4"><text:s/></text:span><text:span text:style-name="T17_5">that</text:span><text:span text:style-name="T17_6"><text:s/></text:span><text:span text:style-name="T17_7">attempt</text:span><text:span text:style-name="T17_8"><text:s/></text:span><text:span text:style-name="T17_9">to</text:span><text:span text:style-name="T17_10"><text:s/></text:span><text:span text:style-name="T17_11">change</text:span><text:span text:style-name="T17_12"><text:s/></text:span><text:span text:style-name="T17_13">variables</text:span><text:span text:style-name="T17_14"><text:s/></text:span><text:span text:style-name="T17_15">should</text:span><text:span text:style-name="T17_16"><text:s/></text:span><text:span text:style-name="T17_17">include</text:span><text:span text:style-name="T17_18"><text:s/></text:span><text:span text:style-name="T17_19">exception</text:span><text:span text:style-name="T17_20"><text:s/></text:span><text:span text:style-name="T17_21">handling</text:span><text:span text:style-name="T17_22"><text:s/></text:span><text:span text:style-name="T17_23">to</text:span><text:span text:style-name="T17_24"><text:s/></text:span><text:span text:style-name="T17_25">verify</text:span></text:p>
      <text:p text:style-name="P18"><text:span text:style-name="T18_1">that</text:span><text:span text:style-name="T18_2"><text:s/></text:span><text:span text:style-name="T18_3">only</text:span><text:span text:style-name="T18_4"><text:s/></text:span><text:span text:style-name="T18_5">legal</text:span><text:span text:style-name="T18_6"><text:s/></text:span><text:span text:style-name="T18_7">values</text:span><text:span text:style-name="T18_8"><text:s/>(</text:span><text:span text:style-name="T18_9">as</text:span><text:span text:style-name="T18_10"><text:s/></text:span><text:span text:style-name="T18_11">described</text:span><text:span text:style-name="T18_12"><text:s/></text:span><text:span text:style-name="T18_13">in</text:span><text:span text:style-name="T18_14"><text:s/></text:span><text:span text:style-name="T18_15">the</text:span><text:span text:style-name="T18_16"><text:s/></text:span><text:span text:style-name="T18_17">gray</text:span><text:span text:style-name="T18_18"><text:s/></text:span><text:span text:style-name="T18_19">section</text:span><text:span text:style-name="T18_20"><text:s/></text:span><text:span text:style-name="T18_21">above</text:span><text:span text:style-name="T18_22">)<text:s/></text:span><text:span text:style-name="T18_23">are</text:span><text:span text:style-name="T18_24"><text:s/></text:span><text:span text:style-name="T18_25">input</text:span><text:span text:style-name="T18_26">.<text:s/></text:span><text:span text:style-name="T18_27">The</text:span><text:span text:style-name="T18_28"><text:s/></text:span><text:span text:style-name="T18_29">functions</text:span></text:p>
      <text:p text:style-name="P19"><text:span text:style-name="T19_1">themselves</text:span><text:span text:style-name="T19_2"><text:s/></text:span><text:span text:style-name="T19_3">should</text:span><text:span text:style-name="T19_4"><text:s/></text:span><text:span text:style-name="T19_5">only</text:span><text:span text:style-name="T19_6"><text:s/></text:span><text:span text:style-name="T19_7">throw</text:span><text:span text:style-name="T19_8"><text:s/></text:span><text:span text:style-name="T19_9">exceptions</text:span><text:span text:style-name="T19_10">,<text:s/></text:span><text:span text:style-name="T19_11">but</text:span><text:span text:style-name="T19_12"><text:s/></text:span><text:span text:style-name="T19_13">only</text:span><text:span text:style-name="T19_14"><text:s/></text:span><text:span text:style-name="T19_15">your</text:span><text:span text:style-name="T19_16"><text:s/></text:span><text:span text:style-name="T19_17">main</text:span><text:span text:style-name="T19_18">()<text:s/></text:span><text:span text:style-name="T19_19">should</text:span><text:span text:style-name="T19_20"><text:s/></text:span><text:span text:style-name="T19_21">use</text:span><text:span text:style-name="T19_22"><text:s/></text:span><text:span text:style-name="T19_23">try</text:span><text:span text:style-name="T19_24"><text:s/></text:span><text:span text:style-name="T19_25">and</text:span></text:p>
      <text:p text:style-name="P20"><text:span text:style-name="T20_1">catch</text:span><text:span text:style-name="T20_2">,<text:s/></text:span><text:span text:style-name="T20_3">as</text:span><text:span text:style-name="T20_4"><text:s/></text:span><text:span text:style-name="T20_5">discussed</text:span><text:span text:style-name="T20_6"><text:s/></text:span><text:span text:style-name="T20_7">in</text:span><text:span text:style-name="T20_8"><text:s/></text:span><text:span text:style-name="T20_9">class</text:span><text:span text:style-name="T20_10">.<text:s/></text:span><text:span text:style-name="T20_11">Avoid</text:span><text:span text:style-name="T20_12"><text:s/></text:span><text:span text:style-name="T20_13">terminating</text:span><text:span text:style-name="T20_14"><text:s/></text:span><text:span text:style-name="T20_15">the</text:span><text:span text:style-name="T20_16"><text:s/></text:span><text:span text:style-name="T20_17">program</text:span><text:span text:style-name="T20_18"><text:s/></text:span><text:span text:style-name="T20_19">if</text:span><text:span text:style-name="T20_20"><text:s/></text:span><text:span text:style-name="T20_21">you</text:span><text:span text:style-name="T20_22"><text:s/></text:span><text:span text:style-name="T20_23">can</text:span><text:span text:style-name="T20_24"><text:s/></text:span><text:span text:style-name="T20_25">help</text:span><text:span text:style-name="T20_26"><text:s/></text:span><text:span text:style-name="T20_27">it</text:span><text:span text:style-name="T20_28"><text:s/>(</text:span><text:span text:style-name="T20_29">that</text:span><text:span text:style-name="T20_30"><text:s/></text:span><text:span text:style-name="T20_31">is</text:span><text:span text:style-name="T20_32">,</text:span></text:p>
      <text:p text:style-name="P21"><text:span text:style-name="T21_1">you</text:span><text:span text:style-name="T21_2"><text:s/></text:span><text:span text:style-name="T21_3">shouldn</text:span><text:span text:style-name="T21_4">'</text:span><text:span text:style-name="T21_5">t</text:span><text:span text:style-name="T21_6"><text:s/></text:span><text:span text:style-name="T21_7">have</text:span><text:span text:style-name="T21_8"><text:s/></text:span><text:span text:style-name="T21_9">an</text:span><text:span text:style-name="T21_10"><text:s/>“</text:span><text:span text:style-name="T21_11">unhandled</text:span><text:span text:style-name="T21_12"><text:s/></text:span><text:span text:style-name="T21_13">exception</text:span><text:span text:style-name="T21_14"><text:s/></text:span><text:span text:style-name="T21_15">error</text:span><text:span text:style-name="T21_16">”)<text:s/>–<text:s/></text:span><text:span text:style-name="T21_17">print</text:span><text:span text:style-name="T21_18"><text:s/></text:span><text:span text:style-name="T21_19">a</text:span><text:span text:style-name="T21_20"><text:s/></text:span><text:span text:style-name="T21_21">helpful</text:span><text:span text:style-name="T21_22"><text:s/></text:span><text:span text:style-name="T21_23">error</text:span><text:span text:style-name="T21_24"><text:s/></text:span><text:span text:style-name="T21_25">message</text:span><text:span text:style-name="T21_26"><text:s/></text:span><text:span text:style-name="T21_27">and</text:span></text:p>
      <text:p text:style-name="P22"><text:span text:style-name="T22_1">move</text:span><text:span text:style-name="T22_2"><text:s/></text:span><text:span text:style-name="T22_3">on</text:span><text:span text:style-name="T22_4">.<text:s/></text:span><text:span text:style-name="T22_5">Your</text:span><text:span text:style-name="T22_6"><text:s/></text:span><text:span text:style-name="T22_7">main</text:span><text:span text:style-name="T22_8">()<text:s/></text:span><text:span text:style-name="T22_9">should</text:span><text:span text:style-name="T22_10"><text:s/></text:span><text:span text:style-name="T22_11">exercise</text:span><text:span text:style-name="T22_12"><text:s/></text:span><text:span text:style-name="T22_13">each</text:span><text:span text:style-name="T22_14"><text:s/></text:span><text:span text:style-name="T22_15">of</text:span><text:span text:style-name="T22_16"><text:s/></text:span><text:span text:style-name="T22_17">your</text:span><text:span text:style-name="T22_18"><text:s/></text:span><text:span text:style-name="T22_19">functions</text:span><text:span text:style-name="T22_20"><text:s/></text:span><text:span text:style-name="T22_21">and</text:span><text:span text:style-name="T22_22"><text:s/></text:span><text:span text:style-name="T22_23">should</text:span><text:span text:style-name="T22_24"><text:s/></text:span><text:span text:style-name="T22_25">include</text:span><text:span text:style-name="T22_26"><text:s/></text:span><text:span text:style-name="T22_27">at</text:span><text:span text:style-name="T22_28"><text:s/></text:span><text:span text:style-name="T22_29">least</text:span></text:p>
      <text:p text:style-name="P23"><text:span text:style-name="T23_1">one</text:span><text:span text:style-name="T23_2"><text:s/></text:span><text:span text:style-name="T23_3">call</text:span><text:span text:style-name="T23_4"><text:s/></text:span><text:span text:style-name="T23_5">to</text:span><text:span text:style-name="T23_6"><text:s/></text:span><text:span text:style-name="T23_7">each</text:span><text:span text:style-name="T23_8"><text:s/></text:span><text:span text:style-name="T23_9">function</text:span><text:span text:style-name="T23_10"><text:s/></text:span><text:span text:style-name="T23_11">that</text:span><text:span text:style-name="T23_12"><text:s/></text:span><text:span text:style-name="T23_13">changes</text:span><text:span text:style-name="T23_14"><text:s/></text:span><text:span text:style-name="T23_15">variables</text:span><text:span text:style-name="T23_16"><text:s/></text:span><text:span text:style-name="T23_17">that</text:span><text:span text:style-name="T23_18"><text:s/></text:span><text:span text:style-name="T23_19">intentionally</text:span><text:span text:style-name="T23_20"><text:s/></text:span><text:span text:style-name="T23_21">tries</text:span><text:span text:style-name="T23_22"><text:s/></text:span><text:span text:style-name="T23_23">to</text:span><text:span text:style-name="T23_24"><text:s/></text:span><text:span text:style-name="T23_25">break</text:span><text:span text:style-name="T23_26"><text:s/></text:span><text:span text:style-name="T23_27">it</text:span><text:span text:style-name="T23_28">.<text:s/></text:span><text:span text:style-name="T23_29">Here</text:span><text:span text:style-name="T23_30">'</text:span><text:span text:style-name="T23_31">s</text:span></text:p>
      <text:p text:style-name="P24"><text:span text:style-name="T24_1">a</text:span><text:span text:style-name="T24_2"><text:s/></text:span><text:span text:style-name="T24_3">sample</text:span><text:span text:style-name="T24_4"><text:s/></text:span><text:span text:style-name="T24_5">of</text:span><text:span text:style-name="T24_6"><text:s/></text:span><text:span text:style-name="T24_7">what</text:span><text:span text:style-name="T24_8"><text:s/></text:span><text:span text:style-name="T24_9">you</text:span><text:span text:style-name="T24_10"><text:s/></text:span><text:span text:style-name="T24_11">might</text:span><text:span text:style-name="T24_12"><text:s/></text:span><text:span text:style-name="T24_13">put</text:span><text:span text:style-name="T24_14"><text:s/></text:span><text:span text:style-name="T24_15">in</text:span><text:span text:style-name="T24_16"><text:s/></text:span><text:span text:style-name="T24_17">a</text:span><text:span text:style-name="T24_18"><text:s/></text:span><text:span text:style-name="T24_19">try</text:span><text:span text:style-name="T24_20"><text:s/></text:span><text:span text:style-name="T24_21">block</text:span><text:span text:style-name="T24_22">:</text:span></text:p>
      <text:p text:style-name="P25"/>
      <text:p text:style-name="P26"><text:span text:style-name="T26_1">Student</text:span><text:span text:style-name="T26_2"><text:s/></text:span><text:span text:style-name="T26_3">rook</text:span><text:span text:style-name="T26_4">;</text:span></text:p>
      <text:p text:style-name="P27"><text:span text:style-name="T27_1">try</text:span></text:p>
      <text:p text:style-name="P28"><text:span text:style-name="T28_1">{</text:span></text:p>
      <text:p text:style-name="P29"><text:span text:style-name="T29_1"><text:s/></text:span><text:span text:style-name="T29_2">rook</text:span><text:span text:style-name="T29_3">.</text:span><text:span text:style-name="T29_4">SetAge</text:span><text:span text:style-name="T29_5">(500);<text:s/>//<text:s/></text:span><text:span text:style-name="T29_6">He</text:span><text:span text:style-name="T29_7">'</text:span><text:span text:style-name="T29_8">s</text:span><text:span text:style-name="T29_9"><text:s/></text:span><text:span text:style-name="T29_10">a</text:span><text:span text:style-name="T29_11"><text:s/></text:span><text:span text:style-name="T29_12">vampire</text:span></text:p>
      <text:p text:style-name="P30"><text:span text:style-name="T30_1">}</text:span></text:p>
      <text:p text:style-name="P31"><text:span text:style-name="T31_1">catch</text:span><text:span text:style-name="T31_2"><text:s/>(<text:s/>/*<text:s/></text:span><text:span text:style-name="T31_3">Something</text:span><text:span text:style-name="T31_4"><text:s/></text:span><text:span text:style-name="T31_5">here</text:span><text:span text:style-name="T31_6"><text:s/>*/<text:s/>)<text:s/></text:span></text:p>
      <text:p text:style-name="P32"><text:span text:style-name="T32_1">{<text:s/>/*<text:s/></text:span><text:span text:style-name="T32_2">Something</text:span><text:span text:style-name="T32_3"><text:s/></text:span><text:span text:style-name="T32_4">here</text:span><text:span text:style-name="T32_5"><text:s/>*/}</text:span></text:p>
      <text:p text:style-name="P33"/>
      <text:p text:style-name="P34"><text:span text:style-name="T34_1">In</text:span><text:span text:style-name="T34_2"><text:s/></text:span><text:span text:style-name="T34_3">this</text:span><text:span text:style-name="T34_4"><text:s/></text:span><text:span text:style-name="T34_5">example</text:span><text:span text:style-name="T34_6">,<text:s/></text:span><text:span text:style-name="T34_7">the</text:span><text:span text:style-name="T34_8"><text:s/></text:span><text:span text:style-name="T34_9">setAge</text:span><text:span text:style-name="T34_10"><text:s/></text:span><text:span text:style-name="T34_11">call</text:span><text:span text:style-name="T34_12"><text:s/></text:span><text:span text:style-name="T34_13">should</text:span><text:span text:style-name="T34_14"><text:s/></text:span><text:span text:style-name="T34_15">generate</text:span><text:span text:style-name="T34_16"><text:s/></text:span><text:span text:style-name="T34_17">an</text:span><text:span text:style-name="T34_18"><text:s/></text:span><text:span text:style-name="T34_19">error</text:span><text:span text:style-name="T34_20"><text:s/></text:span><text:span text:style-name="T34_21">message</text:span><text:span text:style-name="T34_22"><text:s/></text:span><text:span text:style-name="T34_23">after</text:span><text:span text:style-name="T34_24"><text:s/></text:span><text:span text:style-name="T34_25">properly</text:span></text:p>
      <text:p text:style-name="P35"><text:span text:style-name="T35_1">handling</text:span><text:span text:style-name="T35_2"><text:s/></text:span><text:span text:style-name="T35_3">the</text:span><text:span text:style-name="T35_4"><text:s/></text:span><text:span text:style-name="T35_5">exception</text:span><text:span text:style-name="T35_6">.</text:span></text:p>
      <text:p text:style-name="P36"/>
      <text:p text:style-name="P37"/>
      <text:p text:style-name="P38"/>
      <text:p text:style-name="P39"/>
      <text:p text:style-name="P40"/>
      <text:p text:style-name="P4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